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_21_body">
      <style:paragraph-properties fo:margin-top="0.0417in" fo:margin-bottom="0.0417in" style:snap-to-layout-grid="false"/>
      <style:text-properties fo:language="en" fo:country="GB" fo:font-weight="bold" style:font-weight-asian="bold"/>
    </style:style>
    <style:style style:name="P15" style:family="paragraph" style:parent-style-name="Heading_20_1">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P19" style:family="paragraph" style:parent-style-name="Bullet3">
      <style:paragraph-properties fo:margin-top="0in" fo:margin-bottom="0.0835in"/>
    </style:style>
    <style:style style:name="P20"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John Peterson Rey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1">2</text:p>
            <text:p text:style-name="P11">3</text:p>
            <text:p text:style-name="P11">4</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5"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5688846"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5679956" text:style-name="WW8Num68">
        <text:list-item>
          <text:p text:style-name="Bullet3">the project objectives,</text:p>
        </text:list-item>
        <text:list-item>
          <text:p text:style-name="Bullet3">the deliverables required to satisfy the project objectives, and</text:p>
        </text:list-item>
        <text:list-item>
          <text:p text:style-name="P19">the methods by which satisfaction of the objectives will be determined.</text:p>
        </text:list-item>
      </text:list>
      <text:list xml:id="list35698267" text:continue-list="list35688846"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5674698"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5689098" text:continue-list="list35679956"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20">external interfaces.</text:p>
        </text:list-item>
      </text:list>
      <text:h text:style-name="Heading_20_2" text:outline-level="2">Project Deliverables</text:h>
      <text:list xml:id="list35680661" text:continue-list="list35674698" text:style-name="WW8Num44">
        <text:list-item>
          <text:p text:style-name="Bullet2">Identify and list the following, as required to satisfy the terms of the project charter or contract:</text:p>
        </text:list-item>
      </text:list>
      <text:list xml:id="list35692865" text:continue-list="list35689098"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9">quantities required.</text:p>
        </text:list-item>
      </text:list>
      <text:list xml:id="list35667780" text:continue-list="list35680661"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5677153"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5694878"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5681118"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5679529"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5668692"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9T15:55:58.89</dc:date>
    <meta:editing-duration>PT00H09M34S</meta:editing-duration>
    <meta:editing-cycles>5</meta:editing-cycles>
    <meta:generator>OpenOffice.org/3.2$Win32 OpenOffice.org_project/320m12$Build-9483</meta:generator>
    <meta:document-statistic meta:table-count="2" meta:image-count="0" meta:object-count="0" meta:page-count="4" meta:paragraph-count="81" meta:word-count="713" meta:character-count="4417"/>
  </office:meta>
</office:document-meta>
</file>